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Color Emoji" svg:font-family="'Apple Color Emoji'"/>
    <style:font-face style:name="Arial Unicode MS" svg:font-family="'Arial Unicode MS'"/>
    <style:font-face style:name="Courier New" svg:font-family="'Courier New'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text-properties style:font-name="Courier New" fo:font-size="10pt"/>
    </style:style>
    <style:style style:name="P3" style:family="paragraph" style:parent-style-name="Standard">
      <style:paragraph-properties fo:margin-top="0.1665in" fo:margin-bottom="0.0835in"/>
      <style:text-properties style:font-name="Times New Roman" fo:font-size="24pt"/>
    </style:style>
    <style:style style:name="P4" style:family="paragraph" style:parent-style-name="Standard">
      <style:paragraph-properties fo:margin-top="0.1665in" fo:margin-bottom="0.0835in"/>
      <style:text-properties style:font-name="Times New Roman" fo:font-size="14pt"/>
    </style:style>
    <style:style style:name="P5" style:family="paragraph" style:parent-style-name="Standard">
      <style:paragraph-properties fo:margin-top="0in" fo:margin-bottom="0.1965in"/>
      <style:text-properties style:font-name="Times New Roman" fo:font-size="6pt"/>
    </style:style>
    <style:style style:name="P6" style:family="paragraph" style:parent-style-name="Standard">
      <style:paragraph-properties fo:margin-top="0in" fo:margin-bottom="0.1965in"/>
      <style:text-properties style:font-name="Courier New" fo:font-size="10pt"/>
    </style:style>
    <style:style style:name="P7" style:family="paragraph" style:parent-style-name="Standard">
      <style:paragraph-properties fo:margin-top="0in" fo:margin-bottom="0.0835in"/>
      <style:text-properties style:font-name="Times New Roman" fo:font-size="12pt"/>
    </style:style>
    <style:style style:name="P8" style:family="paragraph" style:parent-style-name="Standard">
      <style:paragraph-properties fo:margin-top="0.1665in" fo:margin-bottom="0.0835in"/>
      <style:text-properties style:font-name="Times New Roman" fo:font-size="24pt" fo:font-weight="bold"/>
    </style:style>
    <style:style style:name="P9" style:family="paragraph" style:parent-style-name="Standard">
      <style:paragraph-properties fo:margin-top="0.1665in" fo:margin-bottom="0.0835in"/>
      <style:text-properties style:font-name="Times New Roman" fo:font-size="18pt" fo:font-weight="bold"/>
    </style:style>
    <style:style style:name="P10" style:family="paragraph" style:parent-style-name="Standard" style:list-style-name="L1">
      <style:paragraph-properties fo:margin-left="0.5in" fo:margin-right="0in" fo:margin-top="0in" fo:margin-bottom="0.0835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/>
    </style:style>
    <style:style style:name="P11" style:family="paragraph" style:parent-style-name="Standard" style:list-style-name="L2">
      <style:paragraph-properties fo:margin-left="0.5in" fo:margin-right="0in" fo:margin-top="0in" fo:margin-bottom="0.0835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/>
    </style:style>
    <style:style style:name="P12" style:family="paragraph" style:parent-style-name="Standard" style:list-style-name="L2">
      <style:paragraph-properties fo:margin-left="0.5in" fo:margin-right="0in" fo:margin-top="0in" fo:margin-bottom="0.0835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Courier New" fo:font-size="12pt"/>
    </style:style>
    <style:style style:name="T1" style:family="text">
      <style:text-properties fo:font-weight="bold"/>
    </style:style>
    <style:style style:name="T2" style:family="text">
      <style:text-properties style:font-name="Courier New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/>
    </style:style>
    <style:style style:name="T5" style:family="text">
      <style:text-properties style:font-name="Apple Color Emoji"/>
    </style:style>
    <style:style style:name="T6" style:family="text">
      <style:text-properties style:font-name="Arial Unicode MS"/>
    </style:style>
    <style:style style:name="T7" style:family="text">
      <style:text-properties fo:font-style="italic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pilot.microsoft.com/shares/pages/zELGsz4QQZY7btPi4VZiM" text:style-name="Internet_20_link" text:visited-style-name="Visited_20_Internet_20_Link">/zELGsz4QQZY7btPi4VZiM</text:a></text:p>
      <text:p text:style-name="P8">? Updated Project Overview</text:p>
      <text:p text:style-name="P9">1. Core Modules</text:p>
      <text:list xml:id="list9059209701382558761" text:style-name="L1">
        <text:list-item>
          <text:p text:style-name="P10"><text:span text:style-name="T1">Gram-Duo-Math</text:span><text:line-break/>Containerized engine fusing natural-language semantics (Grammarly) with mathematical syntax.</text:p>
        </text:list-item>
        <text:list-item>
          <text:p text:style-name="P10"><text:span text:style-name="T1">mini-Luc_LLM</text:span><text:line-break/>Lightweight transformer for logic-first inference and melodic reasoning, journal-backed via a notepad + integrated to-do list.</text:p>
        </text:list-item>
        <text:list-item>
          <text:p text:style-name="P10"><text:span text:style-name="T1">Mini-May Parser</text:span><text:line-break/>ARM32-based construction tool for raw math logging, inspired by the Effective Garbanzo canvas &amp; notes framework1.</text:p>
        </text:list-item>
        <text:list-item>
          <text:p text:style-name="P10"><text:span text:style-name="T1">Keygen-Crypster</text:span><text:line-break/>Syntax-bound key generator producing secure tokens (AES-256, SHA3-512, ChaCha20-Poly1305).</text:p>
        </text:list-item>
        <text:list-item>
          <text:p text:style-name="P10"><text:span text:style-name="T1">Lab Container (</text:span><text:a xlink:type="simple" xlink:href="https://terrarium.pyx/" text:style-name="Internet_20_link" text:visited-style-name="Visited_20_Internet_20_Link"><text:span text:style-name="T2">terrarium.pyx</text:span></text:a><text:span text:style-name="T1">)</text:span><text:line-break/>Cython “9-tile snake” hosting test-tubes under a Miniconda environment.</text:p>
        </text:list-item>
      </text:list>
      <text:p text:style-name="P9">2. Configuration &amp; Artifacts</text:p>
      <text:list xml:id="list1982515844" text:style-name="L1">
        <text:list-item>
          <text:p text:style-name="P10"><text:span text:style-name="T1">Journal Entry Notepad</text:span> (<text:a xlink:type="simple" xlink:href="https://journal.md/" text:style-name="Internet_20_link" text:visited-style-name="Visited_20_Internet_20_Link"><text:span text:style-name="T2">journal.md</text:span></text:a>)<text:line-break/>Serves as a lightweight cache alternative, tracking parse history and pending to-dos.</text:p>
        </text:list-item>
        <text:list-item>
          <text:p text:style-name="P10"><text:span text:style-name="T1">Archive Database</text:span> (<text:a xlink:type="simple" xlink:href="https://archive.db/" text:style-name="Internet_20_link" text:visited-style-name="Visited_20_Internet_20_Link"><text:span text:style-name="T2">archive.db/</text:span></text:a>)<text:line-break/>Houses the pipeline orchestration script and historical artifacts.</text:p>
        </text:list-item>
        <text:list-item>
          <text:p text:style-name="P10"><text:span text:style-name="T1">KeyMap XX</text:span> (<text:span text:style-name="T2">.</text:span><text:a xlink:type="simple" xlink:href="https://keymap.xx.ini/" text:style-name="Internet_20_link" text:visited-style-name="Visited_20_Internet_20_Link"><text:span text:style-name="T2">keymap.xx.ini</text:span></text:a>)<text:line-break/>Maps syntax tokens &amp; tile IDs to cryptographic patterns.</text:p>
        </text:list-item>
        <text:list-item>
          <text:p text:style-name="P10"><text:span text:style-name="T1">Terrarium Config</text:span> (<text:a xlink:type="simple" xlink:href="https://terrarium.config.yml/" text:style-name="Internet_20_link" text:visited-style-name="Visited_20_Internet_20_Link"><text:span text:style-name="T2">terrarium.config.yml</text:span></text:a>)<text:line-break/>Defines platform hooks, audio datasets, and test-tube assignments.</text:p>
        </text:list-item>
      </text:list>
      <text:p text:style-name="P9">3. High-Level Workflow</text:p>
      <text:list xml:id="list4511473401080428898" text:style-name="L2">
        <text:list-item>
          <text:p text:style-name="P11"><text:span text:style-name="T1">Input</text:span> → parser (Luc or May) logs to <text:a xlink:type="simple" xlink:href="https://journal.md/" text:style-name="Internet_20_link" text:visited-style-name="Visited_20_Internet_20_Link"><text:span text:style-name="T1">journal.md</text:span></text:a>.</text:p>
        </text:list-item>
        <text:list-item>
          <text:p text:style-name="P11"><text:span text:style-name="T1">Token Mapping</text:span> → apply <text:span text:style-name="T2">.</text:span><text:a xlink:type="simple" xlink:href="https://keymap.xx.ini/" text:style-name="Internet_20_link" text:visited-style-name="Visited_20_Internet_20_Link"><text:span text:style-name="T2">keymap.xx.ini</text:span></text:a>.</text:p>
        </text:list-item>
        <text:list-item>
          <text:p text:style-name="P11"><text:span text:style-name="T1">Load &amp; Play</text:span> → <text:a xlink:type="simple" xlink:href="https://LabContainer.play/" text:style-name="Internet_20_link" text:visited-style-name="Visited_20_Internet_20_Link"><text:span text:style-name="T2">LabContainer.play</text:span></text:a><text:span text:style-name="T2">()</text:span> populates tiles and invokes <text:a xlink:type="simple" xlink:href="https://tube.process/" text:style-name="Internet_20_link" text:visited-style-name="Visited_20_Internet_20_Link"><text:span text:style-name="T2">tube.process</text:span></text:a><text:span text:style-name="T2">()</text:span>.</text:p>
        </text:list-item>
        <text:list-item>
          <text:p text:style-name="P12"><text:span text:style-name="T4">Key Generation</text:span><text:span text:style-name="T3"> → </text:span><text:a xlink:type="simple" xlink:href="https://KeygenCrypster.generate/" text:style-name="Internet_20_link" text:visited-style-name="Visited_20_Internet_20_Link">KeygenCrypster.generate</text:a>()<text:span text:style-name="T3">.</text:span></text:p>
        </text:list-item>
        <text:list-item>
          <text:p text:style-name="P11"><text:span text:style-name="T1">Archive</text:span> → pipeline script writes run metadata into <text:a xlink:type="simple" xlink:href="https://archive.db/" text:style-name="Internet_20_link" text:visited-style-name="Visited_20_Internet_20_Link"><text:span text:style-name="T2">archive.db/</text:span></text:a>.</text:p>
        </text:list-item>
        <text:list-item>
          <text:p text:style-name="P11"><text:span text:style-name="T1">Benchmark</text:span> → bogo-bubble sort via algoMotion to measure play throughput.</text:p>
        </text:list-item>
      </text:list>
      <text:p text:style-name="P5"/>
      <text:p text:style-name="P3"><text:soft-page-break/><text:span text:style-name="T5">⚡</text:span><text:span text:style-name="T1"> Optimization Adjustments</text:span></text:p>
      <text:list xml:id="list1739440306" text:style-name="L1">
        <text:list-item>
          <text:p text:style-name="P10">Remove the LRU cache for <text:span text:style-name="T2">LucyParser</text:span>; rely on <text:a xlink:type="simple" xlink:href="https://journal.md/" text:style-name="Internet_20_link" text:visited-style-name="Visited_20_Internet_20_Link"><text:span text:style-name="T1">journal.md</text:span></text:a> as a persistent parse log with an integrated to-do list template.</text:p>
        </text:list-item>
        <text:list-item>
          <text:p text:style-name="P10">Upgrade <text:span text:style-name="T1">Mini-May</text:span> to leverage ARM32 construction tools and embed Effective Garbanzo’s canvas &amp; notes paradigm1.</text:p>
        </text:list-item>
        <text:list-item>
          <text:p text:style-name="P10">Consolidate orchestration scripts into <text:a xlink:type="simple" xlink:href="https://archive.db/pipeline.py" text:style-name="Internet_20_link" text:visited-style-name="Visited_20_Internet_20_Link"><text:span text:style-name="T2">archive.db/pipeline.py</text:span></text:a> for a single source of truth and history.</text:p>
        </text:list-item>
        <text:list-item>
          <text:p text:style-name="P10">Rename <text:span text:style-name="T2">run()</text:span> in <text:a xlink:type="simple" xlink:href="https://terrarium.pyx/" text:style-name="Internet_20_link" text:visited-style-name="Visited_20_Internet_20_Link"><text:span text:style-name="T2">terrarium.pyx</text:span></text:a> to <text:span text:style-name="T2">play()</text:span> to reflect its playful execution semantics.</text:p>
        </text:list-item>
        <text:list-item>
          <text:p text:style-name="P10">Implement <text:span text:style-name="T1">bogo-bubble sort</text:span> in the test suite (<text:span text:style-name="T2">tests/test_play.py</text:span>) to simulate variable load and benchmark “play” performance.</text:p>
        </text:list-item>
      </text:list>
      <text:p text:style-name="P5"/>
      <text:p text:style-name="P3"><text:span text:style-name="T1">?</text:span>￯<text:span text:style-name="T6">ﾸﾏ</text:span><text:span text:style-name="T1"> Scaffolding &amp; Stubs</text:span></text:p>
      <text:p text:style-name="P4"><text:a xlink:type="simple" xlink:href="https://journal.md/" text:style-name="Internet_20_link" text:visited-style-name="Visited_20_Internet_20_Link"><text:span text:style-name="T2">journal.md</text:span></text:a><text:span text:style-name="T1"> — Parser Journal &amp; To-Do Template</text:span></text:p>
      <text:p text:style-name="P2"># Parser Journal Entry</text:p>
      <text:p text:style-name="P2"/>
      <text:p text:style-name="P2">## Date: YYYY-MM-DD</text:p>
      <text:p text:style-name="P2"/>
      <text:p text:style-name="P2">### Logs</text:p>
      <text:p text:style-name="P2">- [ ] LucyParser: parsed “…” → token count: N</text:p>
      <text:p text:style-name="P2">- [ ] Mini-May: built AST for “…”</text:p>
      <text:p text:style-name="P2"/>
      <text:p text:style-name="P2">### To-Do</text:p>
      <text:p text:style-name="P2">- [ ] Validate new audio dataset hooks</text:p>
      <text:p text:style-name="P6">- [ ] Extend canvas &amp; notes integration</text:p>
      <text:p text:style-name="P5"/>
      <text:p text:style-name="P4"><text:a xlink:type="simple" xlink:href="https://archive.db/pipeline.py" text:style-name="Internet_20_link" text:visited-style-name="Visited_20_Internet_20_Link"><text:span text:style-name="T2">archive.db/pipeline.py</text:span></text:a><text:span text:style-name="T1"> — Orchestration Script</text:span></text:p>
      <text:p text:style-name="P2">"""</text:p>
      <text:p text:style-name="P2">Orchestrates parse → map → play → keygen → archive.</text:p>
      <text:p text:style-name="P2">Writes metadata into archive.db.</text:p>
      <text:p text:style-name="P2">"""</text:p>
      <text:p text:style-name="P2"/>
      <text:p text:style-name="P2">import sqlite3</text:p>
      <text:p text:style-name="P2">from terrarium import LabContainer</text:p>
      <text:p text:style-name="P2"/>
      <text:p text:style-name="P2">def main():</text:p>
      <text:p text:style-name="P2"><text:s text:c="4"/>conn = sqlite3.connect('archive.db')</text:p>
      <text:p text:style-name="P2"><text:s text:c="4"/>cursor = conn.cursor()</text:p>
      <text:p text:style-name="P2"><text:s text:c="4"/>cursor.execute('''</text:p>
      <text:p text:style-name="P2"><text:s text:c="8"/>CREATE TABLE IF NOT EXISTS runs (</text:p>
      <text:p text:style-name="P2"><text:s text:c="12"/>id INTEGER PRIMARY KEY,</text:p>
      <text:p text:style-name="P2"><text:s text:c="12"/>timestamp TEXT,</text:p>
      <text:p text:style-name="P2"><text:s text:c="12"/>tiles_played INTEGER,</text:p>
      <text:p text:style-name="P2"><text:s text:c="12"/>key_id TEXT</text:p>
      <text:p text:style-name="P2"><text:s text:c="8"/>)</text:p>
      <text:p text:style-name="P2"><text:s text:c="4"/>''')</text:p>
      <text:p text:style-name="P2"><text:soft-page-break/><text:s text:c="4"/>lab = LabContainer()</text:p>
      <text:p text:style-name="P2"><text:s text:c="4"/># Example injection</text:p>
      <text:p text:style-name="P2"><text:s text:c="4"/># lab.load_tube(0, 0, MiniMay())</text:p>
      <text:p text:style-name="P2"><text:s text:c="4"/># lab.load_tube(0, 1, MiniLucy())</text:p>
      <text:p text:style-name="P2"><text:s text:c="4"/>results = lab.play() <text:s/># renamed from run()</text:p>
      <text:p text:style-name="P2"><text:s text:c="4"/>cursor.execute('INSERT INTO runs (timestamp, tiles_played, key_id) VALUES (?, ?, ?)',</text:p>
      <text:p text:style-name="P2"><text:s text:c="19"/>(results.timestamp, results.tiles, results.key))</text:p>
      <text:p text:style-name="P2"><text:s text:c="4"/>conn.commit()</text:p>
      <text:p text:style-name="P2"><text:s text:c="4"/>conn.close()</text:p>
      <text:p text:style-name="P2"/>
      <text:p text:style-name="P2">if __name__ == '__main__':</text:p>
      <text:p text:style-name="P6"><text:s text:c="4"/>main()</text:p>
      <text:p text:style-name="P5"/>
      <text:p text:style-name="P4"><text:span text:style-name="T2">tests/test_play.py</text:span><text:span text:style-name="T1"> — Bogo-Bubble Sort Benchmark</text:span></text:p>
      <text:p text:style-name="P2">import unittest</text:p>
      <text:p text:style-name="P2">import random</text:p>
      <text:p text:style-name="P2"/>
      <text:p text:style-name="P2">def bogo_bubble_sort(arr):</text:p>
      <text:p text:style-name="P2"><text:s text:c="4"/># Randomly swap until sorted (inefficient on purpose)</text:p>
      <text:p text:style-name="P2"><text:s text:c="4"/>while any(arr[i] &gt; arr[i+1] for i in range(len(arr)-1)):</text:p>
      <text:p text:style-name="P2"><text:s text:c="8"/>i = random.randrange(len(arr)-1)</text:p>
      <text:p text:style-name="P2"><text:s text:c="8"/>arr[i], arr[i+1] = arr[i+1], arr[i]</text:p>
      <text:p text:style-name="P2"><text:s text:c="4"/>return arr</text:p>
      <text:p text:style-name="P2"/>
      <text:p text:style-name="P2">class TestPlayBenchmark(unittest.TestCase):</text:p>
      <text:p text:style-name="P2"><text:s text:c="4"/>def test_bogo_bubble_sort(self):</text:p>
      <text:p text:style-name="P2"><text:s text:c="8"/>data = [5, 3, 2, 4, 1]</text:p>
      <text:p text:style-name="P2"><text:s text:c="8"/>sorted_data = bogo_bubble_sort(data[:])</text:p>
      <text:p text:style-name="P2"><text:s text:c="8"/>self.assertEqual(sorted_data, sorted(data))</text:p>
      <text:p text:style-name="P2"/>
      <text:p text:style-name="P2">if __name__ == '__main__':</text:p>
      <text:p text:style-name="P6"><text:s text:c="4"/>unittest.main()</text:p>
      <text:p text:style-name="P5"/>
      <text:p text:style-name="P7">With these updates, your snake-pipe is journal-backed, ARM32-powered, “play”-driven, and benchmarked via bogo-bubble sort. Ready to iterate further?</text:p>
      <text:p text:style-name="P5"/>
      <text:p text:style-name="P8">References (1)</text:p>
      <text:p text:style-name="P7">1<text:span text:style-name="T7">? Canvas &amp; Notes</text:span>. <text:a xlink:type="simple" xlink:href="https://genesis777a.github.io/effective-garbanzo/" text:style-name="Internet_20_link" text:visited-style-name="Visited_20_Internet_20_Link">https://genesis777a.github.io/effective-garbanzo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Color Emoji" svg:font-family="'Apple Color Emoji'"/>
    <style:font-face style:name="Arial Unicode MS" svg:font-family="'Arial Unicode MS'"/>
    <style:font-face style:name="Courier New" svg:font-family="'Courier New'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meta:initial-creator>AG24 Genesis</meta:initial-creator>
    <meta:document-statistic meta:table-count="0" meta:image-count="0" meta:object-count="0" meta:page-count="5" meta:paragraph-count="84" meta:word-count="515" meta:character-count="3958"/>
  </office:meta>
</office:document-meta>
</file>